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ontextSourceFactory.getSource( String location , Map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lockContextSourceFactory.service( ServiceManager a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Context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